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odeId</text:p>
          </table:table-cell>
          <table:table-cell table:style-name="ce1" office:value-type="string" calcext:value-type="string">
            <text:p>connectedNodeId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6" calcext:value-type="float">
            <text:p>6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float" office:value="67" calcext:value-type="float">
            <text:p>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3" calcext:value-type="float">
            <text:p>6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12" calcext:value-type="float">
            <text:p>4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8" calcext:value-type="float">
            <text:p>2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6" calcext:value-type="float">
            <text:p>23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24" calcext:value-type="float">
            <text:p>22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74" calcext:value-type="float">
            <text:p>7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31" calcext:value-type="float">
            <text:p>23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2" calcext:value-type="float">
            <text:p>23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43" calcext:value-type="float">
            <text:p>24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44" calcext:value-type="float">
            <text:p>24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46" calcext:value-type="float">
            <text:p>24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50" calcext:value-type="float">
            <text:p>25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51" calcext:value-type="float">
            <text:p>25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52" calcext:value-type="float">
            <text:p>25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53" calcext:value-type="float">
            <text:p>25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54" calcext:value-type="float">
            <text:p>25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55" calcext:value-type="float">
            <text:p>25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56" calcext:value-type="float">
            <text:p>2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57" calcext:value-type="float">
            <text:p>25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58" calcext:value-type="float">
            <text:p>25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59" calcext:value-type="float">
            <text:p>25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60" calcext:value-type="float">
            <text:p>2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61" calcext:value-type="float">
            <text:p>26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62" calcext:value-type="float">
            <text:p>26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63" calcext:value-type="float">
            <text:p>26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64" calcext:value-type="float">
            <text:p>26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34" calcext:value-type="float">
            <text:p>2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37" calcext:value-type="float">
            <text:p>2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67" calcext:value-type="float">
            <text:p>2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35" calcext:value-type="float">
            <text:p>2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67" calcext:value-type="float">
            <text:p>2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68" calcext:value-type="float">
            <text:p>26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69" calcext:value-type="float">
            <text:p>2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70" calcext:value-type="float">
            <text:p>27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71" calcext:value-type="float">
            <text:p>27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72" calcext:value-type="float">
            <text:p>27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73" calcext:value-type="float">
            <text:p>2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74" calcext:value-type="float">
            <text:p>27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75" calcext:value-type="float">
            <text:p>27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76" calcext:value-type="float">
            <text:p>27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77" calcext:value-type="float">
            <text:p>27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78" calcext:value-type="float">
            <text:p>27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79" calcext:value-type="float">
            <text:p>2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80" calcext:value-type="float">
            <text:p>2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81" calcext:value-type="float">
            <text:p>2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82" calcext:value-type="float">
            <text:p>2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83" calcext:value-type="float">
            <text:p>2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84" calcext:value-type="float">
            <text:p>2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85" calcext:value-type="float">
            <text:p>2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86" calcext:value-type="float">
            <text:p>28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87" calcext:value-type="float">
            <text:p>28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88" calcext:value-type="float">
            <text:p>28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89" calcext:value-type="float">
            <text:p>28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90" calcext:value-type="float">
            <text:p>2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91" calcext:value-type="float">
            <text:p>29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92" calcext:value-type="float">
            <text:p>2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93" calcext:value-type="float">
            <text:p>29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94" calcext:value-type="float">
            <text:p>29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33" calcext:value-type="float">
            <text:p>2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98" calcext:value-type="float">
            <text:p>29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96" calcext:value-type="float">
            <text:p>29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97" calcext:value-type="float">
            <text:p>29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95" calcext:value-type="float">
            <text:p>29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299" calcext:value-type="float">
            <text:p>29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301" calcext:value-type="float">
            <text:p>3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302" calcext:value-type="float">
            <text:p>30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303" calcext:value-type="float">
            <text:p>30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04" calcext:value-type="float">
            <text:p>30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05" calcext:value-type="float">
            <text:p>30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06" calcext:value-type="float">
            <text:p>30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07" calcext:value-type="float">
            <text:p>30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08" calcext:value-type="float">
            <text:p>30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09" calcext:value-type="float">
            <text:p>30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10" calcext:value-type="float">
            <text:p>3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11" calcext:value-type="float">
            <text:p>31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12" calcext:value-type="float">
            <text:p>3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313" calcext:value-type="float">
            <text:p>31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314" calcext:value-type="float">
            <text:p>31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315" calcext:value-type="float">
            <text:p>31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316" calcext:value-type="float">
            <text:p>31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317" calcext:value-type="float">
            <text:p>31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318" calcext:value-type="float">
            <text:p>31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19" calcext:value-type="float">
            <text:p>31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20" calcext:value-type="float">
            <text:p>32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21" calcext:value-type="float">
            <text:p>32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22" calcext:value-type="float">
            <text:p>32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23" calcext:value-type="float">
            <text:p>32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24" calcext:value-type="float">
            <text:p>32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25" calcext:value-type="float">
            <text:p>32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26" calcext:value-type="float">
            <text:p>32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27" calcext:value-type="float">
            <text:p>32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28" calcext:value-type="float">
            <text:p>32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29" calcext:value-type="float">
            <text:p>32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30" calcext:value-type="float">
            <text:p>33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31" calcext:value-type="float">
            <text:p>33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32" calcext:value-type="float">
            <text:p>33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33" calcext:value-type="float">
            <text:p>33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34" calcext:value-type="float">
            <text:p>33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35" calcext:value-type="float">
            <text:p>3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36" calcext:value-type="float">
            <text:p>33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37" calcext:value-type="float">
            <text:p>33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38" calcext:value-type="float">
            <text:p>33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39" calcext:value-type="float">
            <text:p>33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40" calcext:value-type="float">
            <text:p>34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41" calcext:value-type="float">
            <text:p>34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42" calcext:value-type="float">
            <text:p>34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343" calcext:value-type="float">
            <text:p>34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344" calcext:value-type="float">
            <text:p>34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345" calcext:value-type="float">
            <text:p>34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46" calcext:value-type="float">
            <text:p>34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47" calcext:value-type="float">
            <text:p>34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48" calcext:value-type="float">
            <text:p>34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49" calcext:value-type="float">
            <text:p>34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50" calcext:value-type="float">
            <text:p>35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51" calcext:value-type="float">
            <text:p>35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52" calcext:value-type="float">
            <text:p>35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53" calcext:value-type="float">
            <text:p>35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54" calcext:value-type="float">
            <text:p>35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55" calcext:value-type="float">
            <text:p>35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56" calcext:value-type="float">
            <text:p>3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57" calcext:value-type="float">
            <text:p>35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58" calcext:value-type="float">
            <text:p>35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59" calcext:value-type="float">
            <text:p>35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60" calcext:value-type="float">
            <text:p>3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361" calcext:value-type="float">
            <text:p>36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362" calcext:value-type="float">
            <text:p>36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363" calcext:value-type="float">
            <text:p>36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64" calcext:value-type="float">
            <text:p>36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65" calcext:value-type="float">
            <text:p>36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366" calcext:value-type="float">
            <text:p>36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67" calcext:value-type="float">
            <text:p>36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68" calcext:value-type="float">
            <text:p>36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69" calcext:value-type="float">
            <text:p>3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370" calcext:value-type="float">
            <text:p>37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371" calcext:value-type="float">
            <text:p>37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372" calcext:value-type="float">
            <text:p>37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73" calcext:value-type="float">
            <text:p>3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74" calcext:value-type="float">
            <text:p>37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375" calcext:value-type="float">
            <text:p>37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376" calcext:value-type="float">
            <text:p>37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377" calcext:value-type="float">
            <text:p>37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378" calcext:value-type="float">
            <text:p>37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79" calcext:value-type="float">
            <text:p>3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80" calcext:value-type="float">
            <text:p>3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81" calcext:value-type="float">
            <text:p>3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82" calcext:value-type="float">
            <text:p>3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83" calcext:value-type="float">
            <text:p>3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84" calcext:value-type="float">
            <text:p>3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85" calcext:value-type="float">
            <text:p>3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86" calcext:value-type="float">
            <text:p>38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87" calcext:value-type="float">
            <text:p>38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88" calcext:value-type="float">
            <text:p>38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89" calcext:value-type="float">
            <text:p>38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91" calcext:value-type="float">
            <text:p>39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92" calcext:value-type="float">
            <text:p>3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93" calcext:value-type="float">
            <text:p>39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94" calcext:value-type="float">
            <text:p>39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95" calcext:value-type="float">
            <text:p>39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96" calcext:value-type="float">
            <text:p>39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97" calcext:value-type="float">
            <text:p>39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98" calcext:value-type="float">
            <text:p>39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399" calcext:value-type="float">
            <text:p>39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00" calcext:value-type="float">
            <text:p>4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01" calcext:value-type="float">
            <text:p>4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02" calcext:value-type="float">
            <text:p>40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03" calcext:value-type="float">
            <text:p>40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04" calcext:value-type="float">
            <text:p>40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05" calcext:value-type="float">
            <text:p>40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379" calcext:value-type="float">
            <text:p>3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268" calcext:value-type="float">
            <text:p>26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379" calcext:value-type="float">
            <text:p>3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39" calcext:value-type="float">
            <text:p>23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380" calcext:value-type="float">
            <text:p>3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69" calcext:value-type="float">
            <text:p>2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380" calcext:value-type="float">
            <text:p>3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81" calcext:value-type="float">
            <text:p>3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270" calcext:value-type="float">
            <text:p>27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381" calcext:value-type="float">
            <text:p>3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41" calcext:value-type="float">
            <text:p>24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382" calcext:value-type="float">
            <text:p>3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71" calcext:value-type="float">
            <text:p>27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382" calcext:value-type="float">
            <text:p>3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42" calcext:value-type="float">
            <text:p>24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383" calcext:value-type="float">
            <text:p>3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72" calcext:value-type="float">
            <text:p>27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383" calcext:value-type="float">
            <text:p>3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243" calcext:value-type="float">
            <text:p>24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384" calcext:value-type="float">
            <text:p>3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273" calcext:value-type="float">
            <text:p>27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384" calcext:value-type="float">
            <text:p>3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44" calcext:value-type="float">
            <text:p>24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385" calcext:value-type="float">
            <text:p>3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74" calcext:value-type="float">
            <text:p>27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385" calcext:value-type="float">
            <text:p>3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245" calcext:value-type="float">
            <text:p>24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386" calcext:value-type="float">
            <text:p>38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275" calcext:value-type="float">
            <text:p>27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86" calcext:value-type="float">
            <text:p>38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46" calcext:value-type="float">
            <text:p>24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87" calcext:value-type="float">
            <text:p>38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76" calcext:value-type="float">
            <text:p>27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87" calcext:value-type="float">
            <text:p>38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388" calcext:value-type="float">
            <text:p>38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77" calcext:value-type="float">
            <text:p>27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88" calcext:value-type="float">
            <text:p>38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48" calcext:value-type="float">
            <text:p>24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389" calcext:value-type="float">
            <text:p>38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78" calcext:value-type="float">
            <text:p>27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89" calcext:value-type="float">
            <text:p>38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49" calcext:value-type="float">
            <text:p>24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79" calcext:value-type="float">
            <text:p>27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50" calcext:value-type="float">
            <text:p>25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91" calcext:value-type="float">
            <text:p>39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80" calcext:value-type="float">
            <text:p>28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91" calcext:value-type="float">
            <text:p>39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251" calcext:value-type="float">
            <text:p>25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92" calcext:value-type="float">
            <text:p>3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281" calcext:value-type="float">
            <text:p>28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92" calcext:value-type="float">
            <text:p>3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52" calcext:value-type="float">
            <text:p>25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93" calcext:value-type="float">
            <text:p>39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82" calcext:value-type="float">
            <text:p>2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393" calcext:value-type="float">
            <text:p>39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53" calcext:value-type="float">
            <text:p>25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394" calcext:value-type="float">
            <text:p>39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83" calcext:value-type="float">
            <text:p>28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394" calcext:value-type="float">
            <text:p>39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54" calcext:value-type="float">
            <text:p>25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395" calcext:value-type="float">
            <text:p>39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84" calcext:value-type="float">
            <text:p>28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95" calcext:value-type="float">
            <text:p>39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55" calcext:value-type="float">
            <text:p>25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396" calcext:value-type="float">
            <text:p>39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85" calcext:value-type="float">
            <text:p>28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96" calcext:value-type="float">
            <text:p>39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56" calcext:value-type="float">
            <text:p>25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397" calcext:value-type="float">
            <text:p>39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86" calcext:value-type="float">
            <text:p>28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397" calcext:value-type="float">
            <text:p>39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257" calcext:value-type="float">
            <text:p>25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398" calcext:value-type="float">
            <text:p>39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287" calcext:value-type="float">
            <text:p>28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398" calcext:value-type="float">
            <text:p>39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258" calcext:value-type="float">
            <text:p>25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99" calcext:value-type="float">
            <text:p>39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288" calcext:value-type="float">
            <text:p>28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99" calcext:value-type="float">
            <text:p>39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9" calcext:value-type="float">
            <text:p>25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400" calcext:value-type="float">
            <text:p>4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9" calcext:value-type="float">
            <text:p>28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400" calcext:value-type="float">
            <text:p>4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260" calcext:value-type="float">
            <text:p>2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01" calcext:value-type="float">
            <text:p>4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290" calcext:value-type="float">
            <text:p>29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401" calcext:value-type="float">
            <text:p>40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261" calcext:value-type="float">
            <text:p>26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402" calcext:value-type="float">
            <text:p>40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291" calcext:value-type="float">
            <text:p>29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402" calcext:value-type="float">
            <text:p>40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62" calcext:value-type="float">
            <text:p>26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403" calcext:value-type="float">
            <text:p>40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92" calcext:value-type="float">
            <text:p>2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403" calcext:value-type="float">
            <text:p>40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63" calcext:value-type="float">
            <text:p>26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404" calcext:value-type="float">
            <text:p>40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293" calcext:value-type="float">
            <text:p>293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404" calcext:value-type="float">
            <text:p>40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264" calcext:value-type="float">
            <text:p>26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405" calcext:value-type="float">
            <text:p>40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294" calcext:value-type="float">
            <text:p>294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405" calcext:value-type="float">
            <text:p>40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5" calcext:value-type="float">
            <text:p>26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66" calcext:value-type="float">
            <text:p>26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06" calcext:value-type="float">
            <text:p>406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07" calcext:value-type="float">
            <text:p>407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408" calcext:value-type="float">
            <text:p>40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409" calcext:value-type="float">
            <text:p>40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410" calcext:value-type="float">
            <text:p>41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411" calcext:value-type="float">
            <text:p>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6:12:05.826478585</meta:creation-date>
    <dc:date>2024-07-24T16:27:26.846748401</dc:date>
    <meta:editing-duration>PT2M42S</meta:editing-duration>
    <meta:editing-cycles>5</meta:editing-cycles>
    <meta:generator>LibreOffice/7.3.7.2$Linux_X86_64 LibreOffice_project/30$Build-2</meta:generator>
    <meta:document-statistic meta:table-count="1" meta:cell-count="820" meta:object-count="0"/>
  </office:meta>
</office:document-meta>
</file>